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c59" officeooo:paragraph-rsid="00040c59"/>
    </style:style>
    <style:style style:name="P2" style:family="paragraph" style:parent-style-name="Standard">
      <style:text-properties officeooo:rsid="0005b191" officeooo:paragraph-rsid="0005b191"/>
    </style:style>
    <style:style style:name="P3" style:family="paragraph" style:parent-style-name="Standard">
      <style:text-properties fo:font-style="normal" officeooo:rsid="0005b191" officeooo:paragraph-rsid="0005b191" style:font-style-asian="normal" style:font-style-complex="normal"/>
    </style:style>
    <style:style style:name="P4" style:family="paragraph" style:parent-style-name="Standard">
      <style:text-properties officeooo:rsid="000891f1" officeooo:paragraph-rsid="000891f1"/>
    </style:style>
    <style:style style:name="P5" style:family="paragraph" style:parent-style-name="Standard">
      <style:text-properties officeooo:rsid="000891f1" officeooo:paragraph-rsid="000891f1"/>
    </style:style>
    <style:style style:name="P6" style:family="paragraph" style:parent-style-name="Standard">
      <style:text-properties officeooo:rsid="0009715d" officeooo:paragraph-rsid="000971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RTM Webcameraの立ち上げの際の注意事項</text:p>
      <text:p text:style-name="P1"/>
      <text:p text:style-name="P1">camera_param_filrna</text:p>
      <text:p text:style-name="P1">→../../camera.yml</text:p>
      <text:p text:style-name="P1"/>
      <text:p text:style-name="P2">cd <text:span text:style-name="T1">usr</text:span><text:span text:style-name="T2">/share/</text:span></text:p>
      <text:p text:style-name="P3"/>
      <text:p text:style-name="P3">この中にコンソールインアウトのコンポーネントあり</text:p>
      <text:p text:style-name="P1"/>
      <text:p text:style-name="P4">raspai ipアドレス</text:p>
      <text:p text:style-name="P4">192.168.11.150</text:p>
      <text:p text:style-name="P4"/>
      <text:p text:style-name="P6">raspiにopencv3.4.2導入方法</text:p>
      <text:p text:style-name="P4"><text:a xlink:type="simple" xlink:href="https://qiita.com/Laundly_KUW/items/c53f0d892a9f7f5cf8f6" text:style-name="Internet_20_link" text:visited-style-name="Visited_20_Internet_20_Link">https://qiita.com/Laundly_KUW/items/c53f0d892a9f7f5cf8f6</text:a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1:57:33.591962408</meta:creation-date>
    <dc:date>2019-08-02T02:34:42.725822625</dc:date>
    <meta:editing-duration>PT5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58" meta:character-count="206" meta:non-whitespace-character-count="203"/>
  </office:meta>
</office:document-meta>
</file>